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layout-cache" manifest:media-type="application/binary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"/>
  <manifest:file-entry manifest:full-path="ObjectReplacements/Object 53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9965in"/>
        </style:tab-stops>
      </style:paragraph-properties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officeooo:paragraph-rsid="001cb264"/>
    </style:style>
    <style:style style:name="P5" style:family="paragraph" style:parent-style-name="Standard">
      <style:text-properties officeooo:rsid="001b6d3f" officeooo:paragraph-rsid="001b6d3f"/>
    </style:style>
    <style:style style:name="P6" style:family="paragraph" style:parent-style-name="Standard">
      <style:text-properties officeooo:rsid="001b6d3f" officeooo:paragraph-rsid="001cb264"/>
    </style:style>
    <style:style style:name="P7" style:family="paragraph" style:parent-style-name="Standard">
      <style:text-properties officeooo:rsid="001b6d3f" officeooo:paragraph-rsid="001d681c"/>
    </style:style>
    <style:style style:name="P8" style:family="paragraph" style:parent-style-name="Standard">
      <style:text-properties officeooo:rsid="001b6d3f" officeooo:paragraph-rsid="001e2be1"/>
    </style:style>
    <style:style style:name="P9" style:family="paragraph" style:parent-style-name="Standard" style:list-style-name="L2">
      <style:text-properties officeooo:rsid="001cb264" officeooo:paragraph-rsid="001d681c"/>
    </style:style>
    <style:style style:name="P10" style:family="paragraph" style:parent-style-name="Standard" style:list-style-name="L1">
      <style:paragraph-properties fo:break-before="pag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</text:p>
      <text:p text:style-name="Standard"/>
      <text:p text:style-name="Standard"><draw:frame draw:style-name="fr1" draw:name="Object1" text:anchor-type="as-char" svg:y="-0.1484in" svg:width="0.7083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1484in" svg:width="0.7437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><draw:frame draw:style-name="fr1" draw:name="Object3" text:anchor-type="as-char" svg:y="-0.1484in" svg:width="0.5189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4" text:anchor-type="as-char" svg:y="-0.1484in" svg:width="0.4283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<draw:frame draw:style-name="fr1" draw:name="Object6" text:anchor-type="as-char" svg:y="-0.2445in" svg:width="0.5681in" svg:height="0.418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><draw:frame draw:style-name="fr1" draw:name="Object5" text:anchor-type="as-char" svg:y="-0.1484in" svg:width="1.1083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Object7" text:anchor-type="as-char" svg:y="-0.2445in" svg:width="0.998in" svg:height="0.3937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1" draw:name="Object9" text:anchor-type="as-char" svg:y="-0.2445in" svg:width="3.6925in" svg:height="0.3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 </text:p>
      <text:p text:style-name="Standard"/>
      <text:p text:style-name="Standard"/>
      <text:p text:style-name="P2">2.</text:p>
      <text:p text:style-name="Standard"/>
      <text:p text:style-name="Standard">a)</text:p>
      <text:p text:style-name="Standard"/>
      <text:p text:style-name="Standard"><draw:frame draw:style-name="fr1" draw:name="Object20" text:anchor-type="as-char" svg:y="-0.1484in" svg:width="0.7083in" svg:height="0.1839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Standard"/>
      <text:p text:style-name="Standard"><draw:frame draw:style-name="fr1" draw:name="Object21" text:anchor-type="as-char" svg:y="-0.1484in" svg:width="0.7437in" svg:height="0.1846in" draw:z-index="1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Standard"/>
      <text:p text:style-name="Standard">Käämit rinnan → Induktanssi pienenee</text:p>
      <text:p text:style-name="Standard"/>
      <text:p text:style-name="Standard"><draw:frame draw:style-name="fr1" draw:name="Object22" text:anchor-type="as-char" svg:y="-0.2689in" svg:width="0.8075in" svg:height="0.4189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/>
      <text:p text:style-name="Standard"><draw:frame draw:style-name="fr1" draw:name="Object23" text:anchor-type="as-char" svg:y="-0.2453in" svg:width="0.4862in" svg:height="0.3945in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Standard"/>
      <text:p text:style-name="Standard"><draw:frame draw:style-name="fr1" draw:name="Object24" text:anchor-type="as-char" svg:y="-0.1484in" svg:width="0.7228in" svg:height="0.2098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Standard"/>
      <text:p text:style-name="Standard"><draw:frame draw:style-name="fr1" draw:name="Object25" text:anchor-type="as-char" svg:y="-0.1484in" svg:width="1.0925in" svg:height="0.1846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Standard"/>
      <text:p text:style-name="Standard"><draw:frame draw:style-name="fr1" draw:name="Object26" text:anchor-type="as-char" svg:y="-0.2453in" svg:width="1.8354in" svg:height="0.3945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Standard"/>
      <text:p text:style-name="Standard"><draw:frame draw:style-name="fr1" draw:name="Object19" text:anchor-type="as-char" svg:y="-0.1484in" svg:width="1.5299in" svg:height="0.1846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/>
      <text:p text:style-name="P2">b)</text:p>
      <text:p text:style-name="Standard"/>
      <text:p text:style-name="Standard"><draw:frame draw:style-name="fr1" draw:name="Object10" text:anchor-type="as-char" svg:y="-0.1484in" svg:width="0.7083in" svg:height="0.1839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Standard"><draw:frame draw:style-name="fr1" draw:name="Object11" text:anchor-type="as-char" svg:y="-0.1484in" svg:width="0.7437in" svg:height="0.1846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p text:style-name="Standard">Käämit sarjassa → Induktanssi kasvaa</text:p>
      <text:p text:style-name="Standard"/>
      <text:p text:style-name="Standard"><draw:frame draw:style-name="fr1" draw:name="Object13" text:anchor-type="as-char" svg:y="-0.1484in" svg:width="0.722in" svg:height="0.1846in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/>
      <text:p text:style-name="Standard"><draw:frame draw:style-name="fr1" draw:name="Object12" text:anchor-type="as-char" svg:y="-0.2453in" svg:width="0.4862in" svg:height="0.3945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/>
      <text:p text:style-name="Standard"><draw:frame draw:style-name="fr1" draw:name="Object14" text:anchor-type="as-char" svg:y="-0.1484in" svg:width="0.7228in" svg:height="0.2098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/>
      <text:p text:style-name="Standard"><draw:frame draw:style-name="fr1" draw:name="Object15" text:anchor-type="as-char" svg:y="-0.1484in" svg:width="1.0925in" svg:height="0.1846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Standard"><draw:frame draw:style-name="fr1" draw:name="Object16" text:anchor-type="as-char" svg:y="-0.2453in" svg:width="1.2709in" svg:height="0.3945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Standard"/>
      <text:p text:style-name="Standard"><draw:frame draw:style-name="fr1" draw:name="Object17" text:anchor-type="as-char" svg:y="-0.1484in" svg:width="1.5425in" svg:height="0.1846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>3. c)</text:p>
      <text:p text:style-name="Standard"/>
      <text:p text:style-name="Standard"><draw:frame draw:style-name="fr1" draw:name="Object27" text:anchor-type="as-char" svg:y="-0.1484in" svg:width="0.7083in" svg:height="0.1839in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/>
      <text:p text:style-name="Standard"><draw:frame draw:style-name="fr1" draw:name="Object28" text:anchor-type="as-char" svg:y="-0.1484in" svg:width="0.7437in" svg:height="0.1846in" draw:z-index="2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/>
      <text:p text:style-name="Standard">Kondensaattorit rinnan → Kapasitanssi kasvaa</text:p>
      <text:p text:style-name="Standard"/>
      <text:p text:style-name="Standard"><draw:frame draw:style-name="fr1" draw:name="Object29" text:anchor-type="as-char" svg:y="-0.1484in" svg:width="0.998in" svg:height="0.1909in" draw:z-index="2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/>
      <text:p text:style-name="Standard"><draw:frame draw:style-name="fr1" draw:name="Object30" text:anchor-type="as-char" svg:y="-0.2453in" svg:width="0.4862in" svg:height="0.3945in" draw:z-index="26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/>
      <text:p text:style-name="Standard"><draw:frame draw:style-name="fr1" draw:name="Object31" text:anchor-type="as-char" svg:y="-0.2453in" svg:width="0.5681in" svg:height="0.4193in" draw:z-index="2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/>
      <text:p text:style-name="Standard"><draw:frame draw:style-name="fr1" draw:name="Object33" text:anchor-type="as-char" svg:y="-0.2453in" svg:width="1.0799in" svg:height="0.3945in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Standard"/>
      <text:p text:style-name="Standard"><draw:frame draw:style-name="fr1" draw:name="Object32" text:anchor-type="as-char" svg:y="-0.1484in" svg:width="1.1083in" svg:height="0.1846in" draw:z-index="2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/>
      <text:p text:style-name="Standard"><draw:frame draw:style-name="fr1" draw:name="Object34" text:anchor-type="as-char" svg:y="-0.1728in" svg:width="2.3102in" svg:height="0.2091in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Standard"/>
      <text:p text:style-name="Standard"><draw:frame draw:style-name="fr1" draw:name="Object35" text:anchor-type="as-char" svg:y="-0.1484in" svg:width="1.0492in" svg:height="0.1846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">d)</text:p>
      <text:p text:style-name="Standard"/>
      <text:p text:style-name="Standard"><draw:frame draw:style-name="fr1" draw:name="Object18" text:anchor-type="as-char" svg:y="-0.1484in" svg:width="0.7083in" svg:height="0.1839in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/>
      <text:p text:style-name="Standard"><draw:frame draw:style-name="fr1" draw:name="Object36" text:anchor-type="as-char" svg:y="-0.1484in" svg:width="0.7437in" svg:height="0.1846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Standard"/>
      <text:p text:style-name="Standard">Kondensaattorit sarjassa → Kapasitanssi pienenee</text:p>
      <text:p text:style-name="Standard"/>
      <text:p text:style-name="Standard"><draw:frame draw:style-name="fr1" draw:name="Object37" text:anchor-type="as-char" svg:y="-0.2689in" svg:width="1.1307in" svg:height="0.4244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/>
      <text:p text:style-name="Standard"><draw:frame draw:style-name="fr1" draw:name="Object38" text:anchor-type="as-char" svg:y="-0.2453in" svg:width="0.4862in" svg:height="0.3945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/>
      <text:p text:style-name="Standard"><draw:frame draw:style-name="fr1" draw:name="Object39" text:anchor-type="as-char" svg:y="-0.2453in" svg:width="0.5681in" svg:height="0.4193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/>
      <text:p text:style-name="Standard"><draw:frame draw:style-name="fr1" draw:name="Object40" text:anchor-type="as-char" svg:y="-0.2453in" svg:width="1.0799in" svg:height="0.3945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Standard"/>
      <text:p text:style-name="Standard"><draw:frame draw:style-name="fr1" draw:name="Object41" text:anchor-type="as-char" svg:y="-0.1484in" svg:width="1.1083in" svg:height="0.1846in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/>
      <text:p text:style-name="Standard"><draw:frame draw:style-name="fr1" draw:name="Object42" text:anchor-type="as-char" svg:y="-0.1728in" svg:width="2.7453in" svg:height="0.2091in" draw:z-index="39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/>
      <text:p text:style-name="Standard"><draw:frame draw:style-name="fr1" draw:name="Object43" text:anchor-type="as-char" svg:y="-0.1484in" svg:width="1.5311in" svg:height="0.1846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Standard"/>
      <text:p text:style-name="P2">4.</text:p>
      <text:p text:style-name="Standard"/>
      <text:p text:style-name="Standard">e)</text:p>
      <text:p text:style-name="Standard"/>
      <text:p text:style-name="Standard"><draw:frame draw:style-name="fr1" draw:name="Object45" text:anchor-type="as-char" svg:y="-0.1484in" svg:width="0.7083in" svg:height="0.1839in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Standard"/>
      <text:p text:style-name="Standard"><draw:frame draw:style-name="fr1" draw:name="Object44" text:anchor-type="as-char" svg:y="-0.1484in" svg:width="0.7437in" svg:height="0.1846in" draw:z-index="4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Standard"/>
      <text:p text:style-name="Standard"><draw:frame draw:style-name="fr1" draw:name="Object46" text:anchor-type="as-char" svg:y="-0.1484in" svg:width="0.6484in" svg:height="0.1846in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Standard"/>
      <text:p text:style-name="Standard"><draw:frame draw:style-name="fr1" draw:name="Object47" text:anchor-type="as-char" svg:y="-0.1484in" svg:width="0.7465in" svg:height="0.1846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/>
      <text:p text:style-name="Standard"><draw:frame draw:style-name="fr1" draw:name="Object48" text:anchor-type="as-char" svg:y="-0.1484in" svg:width="0.4217in" svg:height="0.1846in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Standard"/>
      <text:p text:style-name="Standard"><draw:frame draw:style-name="fr1" draw:name="Object51" text:anchor-type="as-char" svg:y="-0.1484in" svg:width="1.0201in" svg:height="0.2098in" draw:z-index="47"><draw:object xlink:href="./Object 51" xlink:type="simple" xlink:show="embed" xlink:actuate="onLoad"/><draw:image xlink:href="./ObjectReplacements/Object 51" xlink:type="simple" xlink:show="embed" xlink:actuate="onLoad"/><svg:desc>formula</svg:desc></draw:frame><text:tab/><text:tab/><text:tab/><text:tab/><text:tab/><text:tab/><text:tab/><text:tab/><draw:frame draw:style-name="fr1" draw:name="Object49" text:anchor-type="as-char" svg:y="-0.1902in" svg:width="1.5965in" svg:height="0.2516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/>
      <text:p text:style-name="P1"><text:tab/><draw:frame draw:style-name="fr1" draw:name="Object50" text:anchor-type="as-char" svg:y="-0.1902in" svg:width="1.5992in" svg:height="0.2382in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1"/>
      <text:p text:style-name="P1"><text:tab/><draw:frame draw:style-name="fr1" draw:name="Object52" text:anchor-type="as-char" svg:y="-0.1902in" svg:width="2.4638in" svg:height="0.2382in" draw:z-index="50"><draw:object xlink:href="./Object 52" xlink:type="simple" xlink:show="embed" xlink:actuate="onLoad"/><draw:image xlink:href="./ObjectReplacements/Object 52" xlink:type="simple" xlink:show="embed" xlink:actuate="onLoad"/></draw:frame></text:p>
      <text:p text:style-name="P1"/>
      <text:p text:style-name="P1"><text:tab/><draw:frame draw:style-name="fr1" draw:name="Object53" text:anchor-type="as-char" svg:y="-0.1484in" svg:width="0.6508in" svg:height="0.1846in" draw:z-index="51"><draw:object xlink:href="./Object 53" xlink:type="simple" xlink:show="embed" xlink:actuate="onLoad"/><draw:image xlink:href="./ObjectReplacements/Object 53" xlink:type="simple" xlink:show="embed" xlink:actuate="onLoad"/></draw:frame></text:p>
      <text:p text:style-name="P1"/>
      <text:p text:style-name="Standard"/>
      <text:p text:style-name="Standard">f) </text:p>
      <text:p text:style-name="Standard"/>
      <text:p text:style-name="Standard"><draw:frame draw:style-name="fr1" draw:name="Object54" text:anchor-type="as-char" svg:y="-0.2453in" svg:width="0.4862in" svg:height="0.3945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 <text:s/>→ <text:s text:c="3"/><draw:frame draw:style-name="fr1" draw:name="Object55" text:anchor-type="as-char" svg:y="-0.2453in" svg:width="0.4862in" svg:height="0.3945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/>
      <text:p text:style-name="Standard"><draw:frame draw:style-name="fr1" draw:name="Object56" text:anchor-type="as-char" svg:y="-0.2453in" svg:width="0.7228in" svg:height="0.3945in" draw:z-index="5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/>
      <text:p text:style-name="Standard"><draw:frame draw:style-name="fr1" draw:name="Object57" text:anchor-type="as-char" svg:y="-0.1484in" svg:width="1.5236in" svg:height="0.1846in" draw:z-index="5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Standard"/>
      <text:p text:style-name="P2">g)</text:p>
      <text:p text:style-name="Standard"/>
      <text:p text:style-name="Standard">Vaihesiirtokulma:</text:p>
      <text:p text:style-name="Standard"/>
      <text:p text:style-name="Standard"><draw:frame draw:style-name="fr1" draw:name="Object58" text:anchor-type="as-char" svg:y="-0.2693in" svg:width="1.1555in" svg:height="0.4193in" draw:z-index="56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/>
      <text:p text:style-name="Standard"><draw:frame draw:style-name="fr1" draw:name="Object59" text:anchor-type="as-char" svg:y="-0.2693in" svg:width="1.3992in" svg:height="0.4193in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Standard"/>
      <text:p text:style-name="Standard"><draw:frame draw:style-name="fr1" draw:name="Object60" text:anchor-type="as-char" svg:y="-0.2453in" svg:width="1.402in" svg:height="0.3945in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Standard"/>
      <text:p text:style-name="Standard"><draw:frame draw:style-name="fr1" draw:name="Object61" text:anchor-type="as-char" svg:y="-0.2453in" svg:width="1.7575in" svg:height="0.3945in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Standard"/>
      <text:p text:style-name="Standard"><draw:frame draw:style-name="fr1" draw:name="Object62" text:anchor-type="as-char" svg:y="-0.1728in" svg:width="1.3709in" svg:height="0.2091in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Standard">Tehokerroin = <draw:frame draw:style-name="fr1" draw:name="Object64" text:anchor-type="as-char" svg:y="-0.1484in" svg:width="0.4102in" svg:height="0.1846in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Standard"/>
      <text:p text:style-name="Standard"><draw:frame draw:style-name="fr1" draw:name="Object63" text:anchor-type="as-char" svg:y="-0.1728in" svg:width="2.1547in" svg:height="0.2209in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Standard"/>
      <text:p text:style-name="Standard">h) <text:s/><draw:frame draw:style-name="fr1" draw:name="Object8" text:anchor-type="as-char" svg:y="-0.1484in" svg:width="0.6937in" svg:height="0.2091in" draw:z-index="63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1" draw:name="Object65" text:anchor-type="as-char" svg:y="-0.1484in" svg:width="1.5366in" svg:height="0.2098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Standard"/>
      <text:p text:style-name="Standard"><draw:frame draw:style-name="fr1" draw:name="Object66" text:anchor-type="as-char" svg:y="-0.1484in" svg:width="1.5319in" svg:height="0.2098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Standard"/>
      <text:p text:style-name="Standard"><draw:frame draw:style-name="fr1" draw:name="Object67" text:anchor-type="as-char" svg:y="-0.1484in" svg:width="0.789in" svg:height="0.2098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Standard"/>
      <text:p text:style-name="Standard"><draw:frame draw:style-name="fr1" draw:name="Object68" text:anchor-type="as-char" svg:y="-0.1484in" svg:width="2.2728in" svg:height="0.2098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Standard"/>
      <text:p text:style-name="Standard"><draw:frame draw:style-name="fr1" draw:name="Object69" text:anchor-type="as-char" svg:y="-0.1484in" svg:width="1.9098in" svg:height="0.2098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Standard"/>
      <text:list xml:id="list5210890752025867803" text:style-name="L1">
        <text:list-item>
          <text:p text:style-name="P3"><draw:frame draw:style-name="fr1" draw:name="Object70" text:anchor-type="as-char" svg:y="-0.2929in" svg:width="0.9543in" svg:height="0.4665in" draw:z-index="70"><draw:object xlink:href="./Object 70" xlink:type="simple" xlink:show="embed" xlink:actuate="onLoad"/><draw:image xlink:href="./ObjectReplacements/Object 70" xlink:type="simple" xlink:show="embed" xlink:actuate="onLoad"/></draw:frame></text:p>
          <text:p text:style-name="P3"/>
          <text:p text:style-name="P3"><draw:frame draw:style-name="fr1" draw:name="Object71" text:anchor-type="as-char" svg:y="-0.2807in" svg:width="2.4945in" svg:height="0.4299in" draw:z-index="69"><draw:object xlink:href="./Object 71" xlink:type="simple" xlink:show="embed" xlink:actuate="onLoad"/><draw:image xlink:href="./ObjectReplacements/Object 71" xlink:type="simple" xlink:show="embed" xlink:actuate="onLoad"/></draw:frame></text:p>
          <text:p text:style-name="P3"><draw:frame draw:style-name="fr1" draw:name="Object72" text:anchor-type="as-char" svg:y="-0.2807in" svg:width="2.4945in" svg:height="0.4299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</text:list-item>
      </text:list>
      <text:p text:style-name="Standard"/>
      <text:list xml:id="list140403668493519" text:continue-numbering="true" text:style-name="L1">
        <text:list-header>
          <text:p text:style-name="P3"><draw:frame draw:style-name="fr1" draw:name="Object73" text:anchor-type="as-char" svg:y="-0.1484in" svg:width="2.2047in" svg:height="0.1846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text:p text:style-name="P10">5. j)</text:p>
        </text:list-header>
      </text:list>
      <text:p text:style-name="Standard"/>
      <text:p text:style-name="Standard"><draw:frame draw:style-name="fr1" draw:name="Object74" text:anchor-type="as-char" svg:y="-0.1484in" svg:width="0.6429in" svg:height="0.1827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Standard"/>
      <text:p text:style-name="Standard"><draw:frame draw:style-name="fr1" draw:name="Object75" text:anchor-type="as-char" svg:y="-0.172in" svg:width="1.7465in" svg:height="0.2146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Standard"/>
      <text:p text:style-name="Standard"><draw:frame draw:style-name="fr1" draw:name="Object76" text:anchor-type="as-char" svg:y="-0.1484in" svg:width="0.5201in" svg:height="0.1846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Standard"/>
      <text:p text:style-name="Standard"><draw:frame draw:style-name="fr1" draw:name="Object77" text:anchor-type="as-char" svg:y="-0.1484in" svg:width="0.7098in" svg:height="0.1846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Standard"/>
      <text:p text:style-name="Standard"><draw:frame draw:style-name="fr1" draw:name="Object78" text:anchor-type="as-char" svg:y="-0.1898in" svg:width="2.6311in" svg:height="0.2374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Standard"><draw:frame draw:style-name="fr1" draw:name="Object79" text:anchor-type="as-char" svg:y="-0.1484in" svg:width="1.7744in" svg:height="0.1846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Standard"/>
      <text:p text:style-name="Standard"><draw:frame draw:style-name="fr1" draw:name="Object80" text:anchor-type="as-char" svg:y="-0.1484in" svg:width="0.6252in" svg:height="0.1846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Standard"/>
      <text:p text:style-name="Standard"><draw:frame draw:style-name="fr1" draw:name="Object81" text:anchor-type="as-char" svg:y="-0.1484in" svg:width="1.3752in" svg:height="0.1846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Standard"/>
      <text:p text:style-name="Standard"><draw:frame draw:style-name="fr1" draw:name="Object82" text:anchor-type="as-char" svg:y="-0.1484in" svg:width="1.9189in" svg:height="0.1846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>k) <text:s/><draw:frame draw:style-name="fr1" draw:name="Object83" text:anchor-type="as-char" svg:y="-0.1484in" svg:width="0.6252in" svg:height="0.1846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Standard"/>
      <text:p text:style-name="Standard"><draw:frame draw:style-name="fr1" draw:name="Object84" text:anchor-type="as-char" svg:y="-0.1484in" svg:width="1.0134in" svg:height="0.2098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Standard"/>
      <text:p text:style-name="Standard"><draw:frame draw:style-name="fr1" draw:name="Object85" text:anchor-type="as-char" svg:y="-0.1484in" svg:width="0.8091in" svg:height="0.2098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Standard"/>
      <text:p text:style-name="Standard"><draw:frame draw:style-name="fr1" draw:name="Object87" text:anchor-type="as-char" svg:y="-0.172in" svg:width="2.4472in" svg:height="0.2335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Standard"/>
      <text:p text:style-name="Standard"><draw:frame draw:style-name="fr1" draw:name="Object86" text:anchor-type="as-char" svg:y="-0.1484in" svg:width="1.1in" svg:height="0.2098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Standard"/>
      <text:p text:style-name="Standard"/>
      <text:list xml:id="list2438011918903763918" text:style-name="L2">
        <text:list-item>
          <text:p text:style-name="P9">Tehokerroin:</text:p>
          <text:p text:style-name="P4"/>
          <text:p text:style-name="P4"><draw:frame draw:style-name="fr1" draw:name="Object88" text:anchor-type="as-char" svg:y="-0.2453in" svg:width="0.7209in" svg:height="0.3945in" draw:z-index="87"><draw:object xlink:href="./Object 88" xlink:type="simple" xlink:show="embed" xlink:actuate="onLoad"/><draw:image xlink:href="./ObjectReplacements/Object 88" xlink:type="simple" xlink:show="embed" xlink:actuate="onLoad"/></draw:frame></text:p>
        </text:list-item>
      </text:list>
      <text:p text:style-name="P6"><text:tab/><draw:frame draw:style-name="fr1" draw:name="Object90" text:anchor-type="as-char" svg:y="-0.1484in" svg:width="1.6091in" svg:height="0.1909in" draw:z-index="88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6"/>
      <text:p text:style-name="P7">m) <text:s/><draw:frame draw:style-name="fr1" draw:name="Object89" text:anchor-type="as-char" svg:y="-0.1728in" svg:width="0.6583in" svg:height="0.2091in" draw:z-index="89"><draw:object xlink:href="./Object 89" xlink:type="simple" xlink:show="embed" xlink:actuate="onLoad"/><draw:image xlink:href="./ObjectReplacements/Object 89" xlink:type="simple" xlink:show="embed" xlink:actuate="onLoad"/><svg:desc>formula</svg:desc></draw:frame> </text:p>
      <text:p text:style-name="P5"/>
      <text:p text:style-name="P7"><draw:frame draw:style-name="fr1" draw:name="Object91" text:anchor-type="as-char" svg:y="-0.1728in" svg:width="1.1626in" svg:height="0.2339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7"/>
      <text:p text:style-name="P8"><draw:frame draw:style-name="fr1" draw:name="Object94" text:anchor-type="as-char" svg:y="-0.1484in" svg:width="0.8283in" svg:height="0.2098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7"/>
      <text:p text:style-name="P7"><draw:frame draw:style-name="fr1" draw:name="Object92" text:anchor-type="as-char" svg:y="-0.1728in" svg:width="2.2165in" svg:height="0.2339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8"><draw:frame draw:style-name="fr1" draw:name="Object93" text:anchor-type="as-char" svg:y="-0.1484in" svg:width="2.2319in" svg:height="0.2098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2-19T18:53:40.304175862</meta:creation-date>
    <meta:generator>LibreOffice/4.1.3.2$Linux_X86_64 LibreOffice_project/410m0$Build-2</meta:generator>
    <dc:date>2014-03-03T14:04:02.711501399</dc:date>
    <dc:creator>blastra </dc:creator>
    <meta:editing-duration>PT6H8M29S</meta:editing-duration>
    <meta:editing-cycles>12</meta:editing-cycles>
    <meta:document-statistic meta:table-count="0" meta:image-count="0" meta:object-count="94" meta:page-count="8" meta:paragraph-count="109" meta:word-count="43" meta:character-count="273" meta:non-whitespace-character-count="226"/>
  </office:meta>
</office:document-meta>
</file>

<file path=Object 1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10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11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

<file path=Object 12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R</mi>
          </mrow>
        </mfrac>
      </mrow>
    </mrow>
    <annotation encoding="StarMath 5.0">I = {U} over {R} </annotation>
  </semantics>
</math>
</file>

<file path=Object 13/content.xml><?xml version="1.0" encoding="utf-8"?>
<math xmlns="http://www.w3.org/1998/Math/MathML">
  <semantics>
    <mrow>
      <mrow>
        <mi>L</mi>
        <mo stretchy="false">=</mo>
        <mrow>
          <mn>3</mn>
          <mo stretchy="false">⋅</mo>
          <mn>1</mn>
        </mrow>
      </mrow>
      <mi>H</mi>
    </mrow>
    <annotation encoding="StarMath 5.0">L = 3 cdot 1 H</annotation>
  </semantics>
</math>
</file>

<file path=Object 14/content.xml><?xml version="1.0" encoding="utf-8"?>
<math xmlns="http://www.w3.org/1998/Math/MathML">
  <semantics>
    <mrow>
      <mrow>
        <mi>I</mi>
        <mo stretchy="false">=</mo>
        <mrow>
          <mi>U</mi>
          <mo stretchy="false">⋅</mo>
          <msub>
            <mi>X</mi>
            <mi>L</mi>
          </msub>
        </mrow>
      </mrow>
    </mrow>
    <annotation encoding="StarMath 5.0">I = U cdot X_L</annotation>
  </semantics>
</math>
</file>

<file path=Object 15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n>2</mn>
                <mo stretchy="false">⋅</mo>
                <mo stretchy="false">π</mo>
              </mrow>
              <mo stretchy="false">⋅</mo>
              <mi>f</mi>
            </mrow>
            <mo stretchy="false">⋅</mo>
            <mi>L</mi>
          </mrow>
          <mo stretchy="false">⋅</mo>
          <mi>U</mi>
        </mrow>
      </mrow>
    </mrow>
    <annotation encoding="StarMath 5.0">I = 2 cdot %pi cdot f cdot L cdot U</annotation>
  </semantics>
</math>
</file>

<file path=Object 16/content.xml><?xml version="1.0" encoding="utf-8"?>
<math xmlns="http://www.w3.org/1998/Math/MathML">
  <semantics>
    <mrow>
      <mrow>
        <mi>I</mi>
        <mo stretchy="false">=</mo>
        <mfrac>
          <mrow>
            <mn>230V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3H</mn>
            </mrow>
          </mrow>
        </mfrac>
      </mrow>
    </mrow>
    <annotation encoding="StarMath 5.0">I = {230V} over {2 cdot %pi cdot 50Hz cdot 3H}</annotation>
  </semantics>
</math>
</file>

<file path=Object 17/content.xml><?xml version="1.0" encoding="utf-8"?>
<math xmlns="http://www.w3.org/1998/Math/MathML">
  <semantics>
    <mrow>
      <mrow>
        <mrow>
          <mi>I</mi>
          <mo stretchy="false">=</mo>
          <mn>0.24403A</mn>
        </mrow>
        <mo stretchy="false">≈</mo>
        <mn>0.24A</mn>
      </mrow>
    </mrow>
    <annotation encoding="StarMath 5.0">I = 0.24403A approx 0.24A</annotation>
  </semantics>
</math>
</file>

<file path=Object 18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19/content.xml><?xml version="1.0" encoding="utf-8"?>
<math xmlns="http://www.w3.org/1998/Math/MathML">
  <semantics>
    <mrow>
      <mrow>
        <mi>I</mi>
        <mo stretchy="false">=</mo>
        <mn>2.1963</mn>
      </mrow>
      <mn>...</mn>
      <mrow>
        <mi>A</mi>
        <mo stretchy="false">≈</mo>
        <mn>2.2A</mn>
      </mrow>
    </mrow>
    <annotation encoding="StarMath 5.0">I = 2.1963...A approx 2.2A</annotation>
  </semantics>
</math>
</file>

<file path=Object 2/content.xml><?xml version="1.0" encoding="utf-8"?>
<math xmlns="http://www.w3.org/1998/Math/MathML">
  <semantics>
    <mrow>
      <mrow>
        <mi>U</mi>
        <mo stretchy="false">=</mo>
        <mn>220V</mn>
      </mrow>
    </mrow>
    <annotation encoding="StarMath 5.0">U = 220V</annotation>
  </semantics>
</math>
</file>

<file path=Object 20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21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

<file path=Object 22/content.xml><?xml version="1.0" encoding="utf-8"?>
<math xmlns="http://www.w3.org/1998/Math/MathML">
  <semantics>
    <mrow>
      <mrow>
        <mi>L</mi>
        <mo stretchy="false">=</mo>
        <msup>
          <mrow>
            <mo stretchy="false">(</mo>
            <mrow>
              <mfrac>
                <mrow>
                  <mn>3</mn>
                </mrow>
                <mrow>
                  <mn>1H</mn>
                </mrow>
              </mfrac>
            </mrow>
            <mo stretchy="false">)</mo>
          </mrow>
          <mrow>
            <mo stretchy="false">−</mo>
            <mn>1</mn>
          </mrow>
        </msup>
      </mrow>
    </mrow>
    <annotation encoding="StarMath 5.0">L = ({3} over {1H})^-1</annotation>
  </semantics>
</math>
</file>

<file path=Object 23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R</mi>
          </mrow>
        </mfrac>
      </mrow>
    </mrow>
    <annotation encoding="StarMath 5.0">I = {U} over {R} </annotation>
  </semantics>
</math>
</file>

<file path=Object 24/content.xml><?xml version="1.0" encoding="utf-8"?>
<math xmlns="http://www.w3.org/1998/Math/MathML">
  <semantics>
    <mrow>
      <mrow>
        <mi>I</mi>
        <mo stretchy="false">=</mo>
        <mrow>
          <mi>U</mi>
          <mo stretchy="false">⋅</mo>
          <msub>
            <mi>X</mi>
            <mi>L</mi>
          </msub>
        </mrow>
      </mrow>
    </mrow>
    <annotation encoding="StarMath 5.0">I = U cdot X_L</annotation>
  </semantics>
</math>
</file>

<file path=Object 25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n>2</mn>
                <mo stretchy="false">⋅</mo>
                <mo stretchy="false">π</mo>
              </mrow>
              <mo stretchy="false">⋅</mo>
              <mi>f</mi>
            </mrow>
            <mo stretchy="false">⋅</mo>
            <mi>L</mi>
          </mrow>
          <mo stretchy="false">⋅</mo>
          <mi>U</mi>
        </mrow>
      </mrow>
    </mrow>
    <annotation encoding="StarMath 5.0">I = 2 cdot %pi cdot f cdot L cdot U</annotation>
  </semantics>
</math>
</file>

<file path=Object 26/content.xml><?xml version="1.0" encoding="utf-8"?>
<math xmlns="http://www.w3.org/1998/Math/MathML">
  <semantics>
    <mrow>
      <mrow>
        <mi>I</mi>
        <mo stretchy="false">=</mo>
        <mfrac>
          <mrow>
            <mn>230V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0.3333</mn>
            </mrow>
            <mn>...</mn>
            <mi>H</mi>
          </mrow>
        </mfrac>
      </mrow>
    </mrow>
    <annotation encoding="StarMath 5.0">I = {230V} over {2 cdot %pi cdot 50Hz cdot 0.3333...H}</annotation>
  </semantics>
</math>
</file>

<file path=Object 27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28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

<file path=Object 29/content.xml><?xml version="1.0" encoding="utf-8"?>
<math xmlns="http://www.w3.org/1998/Math/MathML">
  <semantics>
    <mrow>
      <mrow>
        <mi>C</mi>
        <mo stretchy="false">=</mo>
        <mrow>
          <mn>3</mn>
          <mo stretchy="false">⋅</mo>
          <mn>120</mn>
        </mrow>
      </mrow>
      <mo stretchy="false">μ</mo>
      <mi>F</mi>
    </mrow>
    <annotation encoding="StarMath 5.0">C = 3 cdot 120 %mu F</annotation>
  </semantics>
</math>
</file>

<file path=Object 3/content.xml><?xml version="1.0" encoding="utf-8"?>
<math xmlns="http://www.w3.org/1998/Math/MathML">
  <semantics>
    <mrow>
      <mrow>
        <mi>I</mi>
        <mo stretchy="false">=</mo>
        <mn>8A</mn>
      </mrow>
    </mrow>
    <annotation encoding="StarMath 5.0">I = 8A</annotation>
  </semantics>
</math>
</file>

<file path=Object 30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R</mi>
          </mrow>
        </mfrac>
      </mrow>
    </mrow>
    <annotation encoding="StarMath 5.0">I = {U} over {R} </annotation>
  </semantics>
</math>
</file>

<file path=Object 31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sub>
              <mi>X</mi>
              <mi>C</mi>
            </msub>
          </mrow>
        </mfrac>
      </mrow>
    </mrow>
    <annotation encoding="StarMath 5.0">I = {U} over {X_C}</annotation>
  </semantics>
</math>
</file>

<file path=Object 32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n>2</mn>
                <mo stretchy="false">⋅</mo>
                <mo stretchy="false">π</mo>
              </mrow>
              <mo stretchy="false">⋅</mo>
              <mi>f</mi>
            </mrow>
            <mo stretchy="false">⋅</mo>
            <mi>C</mi>
          </mrow>
          <mo stretchy="false">⋅</mo>
          <mi>U</mi>
        </mrow>
      </mrow>
    </mrow>
    <annotation encoding="StarMath 5.0">I = 2 cdot %pi cdot f cdot C cdot U</annotation>
  </semantics>
</math>
</file>

<file path=Object 33/content.xml><?xml version="1.0" encoding="utf-8"?>
<math xmlns="http://www.w3.org/1998/Math/MathML">
  <semantics>
    <mrow>
      <mrow>
        <msub>
          <mi>X</mi>
          <mi>C</mi>
        </msub>
        <mo stretchy="false">=</mo>
        <mfrac>
          <mrow>
            <mn>1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i>f</mi>
              </mrow>
              <mo stretchy="false">⋅</mo>
              <mi>C</mi>
            </mrow>
          </mrow>
        </mfrac>
      </mrow>
    </mrow>
    <annotation encoding="StarMath 5.0">X_C = {1} over {2 cdot %pi cdot f cdot C} </annotation>
  </semantics>
</math>
</file>

<file path=Object 34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3</mn>
            </mrow>
            <mo stretchy="false">⋅</mo>
            <mn>1.2</mn>
          </mrow>
          <mo stretchy="false">⋅</mo>
          <msup>
            <mn>10</mn>
            <mrow>
              <mo stretchy="false">−</mo>
              <mn>4</mn>
            </mrow>
          </msup>
        </mrow>
      </mrow>
      <mrow>
        <mi>F</mi>
        <mo stretchy="false">⋅</mo>
        <mn>230V</mn>
      </mrow>
    </mrow>
    <annotation encoding="StarMath 5.0">I = 2 cdot %pi cdot 50Hz cdot 3 cdot 1.2 cdot 10^-4 F cdot 230V</annotation>
  </semantics>
</math>
</file>

<file path=Object 35/content.xml><?xml version="1.0" encoding="utf-8"?>
<math xmlns="http://www.w3.org/1998/Math/MathML">
  <semantics>
    <mrow>
      <mrow>
        <mi>I</mi>
        <mo stretchy="false">=</mo>
        <mn>26.012</mn>
      </mrow>
      <mn>...</mn>
      <mi>A</mi>
    </mrow>
    <annotation encoding="StarMath 5.0">I = 26.012...A</annotation>
  </semantics>
</math>
</file>

<file path=Object 36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

<file path=Object 37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frac>
                <mrow>
                  <mn>3</mn>
                </mrow>
                <mrow>
                  <mn>120</mn>
                  <mo stretchy="false">μ</mo>
                  <mi>F</mi>
                </mrow>
              </mfrac>
            </mrow>
            <mo stretchy="false">)</mo>
          </mrow>
          <mrow>
            <mo stretchy="false">−</mo>
            <mn>1</mn>
          </mrow>
        </msup>
      </mrow>
    </mrow>
    <annotation encoding="StarMath 5.0">C = ({3} over {120 %mu F})^-1</annotation>
  </semantics>
</math>
</file>

<file path=Object 38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R</mi>
          </mrow>
        </mfrac>
      </mrow>
    </mrow>
    <annotation encoding="StarMath 5.0">I = {U} over {R} </annotation>
  </semantics>
</math>
</file>

<file path=Object 39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sub>
              <mi>X</mi>
              <mi>C</mi>
            </msub>
          </mrow>
        </mfrac>
      </mrow>
    </mrow>
    <annotation encoding="StarMath 5.0">I = {U} over {X_C}</annotation>
  </semantics>
</math>
</file>

<file path=Object 4/content.xml><?xml version="1.0" encoding="utf-8"?>
<math xmlns="http://www.w3.org/1998/Math/MathML">
  <semantics>
    <mrow>
      <mrow>
        <mi>C</mi>
        <mo stretchy="false">=</mo>
        <mi>?</mi>
      </mrow>
    </mrow>
    <annotation encoding="StarMath 5.0">C = ?</annotation>
  </semantics>
</math>
</file>

<file path=Object 40/content.xml><?xml version="1.0" encoding="utf-8"?>
<math xmlns="http://www.w3.org/1998/Math/MathML">
  <semantics>
    <mrow>
      <mrow>
        <msub>
          <mi>X</mi>
          <mi>C</mi>
        </msub>
        <mo stretchy="false">=</mo>
        <mfrac>
          <mrow>
            <mn>1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i>f</mi>
              </mrow>
              <mo stretchy="false">⋅</mo>
              <mi>C</mi>
            </mrow>
          </mrow>
        </mfrac>
      </mrow>
    </mrow>
    <annotation encoding="StarMath 5.0">X_C = {1} over {2 cdot %pi cdot f cdot C} </annotation>
  </semantics>
</math>
</file>

<file path=Object 41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i>U</mi>
                <mo stretchy="false">⋅</mo>
                <mn>2</mn>
              </mrow>
              <mo stretchy="false">⋅</mo>
              <mo stretchy="false">π</mo>
            </mrow>
            <mo stretchy="false">⋅</mo>
            <mi>f</mi>
          </mrow>
          <mo stretchy="false">⋅</mo>
          <mi>C</mi>
        </mrow>
      </mrow>
    </mrow>
    <annotation encoding="StarMath 5.0">I = U cdot 2 cdot %pi cdot f cdot C</annotation>
  </semantics>
</math>
</file>

<file path=Object 42/content.xml><?xml version="1.0" encoding="utf-8"?>
<math xmlns="http://www.w3.org/1998/Math/MathML">
  <semantics>
    <mrow>
      <mrow>
        <mi>I</mi>
        <mo stretchy="false">=</mo>
        <mrow>
          <mrow>
            <mrow>
              <mrow>
                <mrow>
                  <mrow>
                    <mn>230V</mn>
                    <mo stretchy="false">⋅</mo>
                    <mn>2</mn>
                  </mrow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3</mn>
            </mrow>
            <mo stretchy="false">⋅</mo>
            <mn>1.2</mn>
          </mrow>
          <mo stretchy="false">⋅</mo>
          <msup>
            <mn>10</mn>
            <mrow>
              <mo stretchy="false">−</mo>
              <mn>4</mn>
            </mrow>
          </msup>
        </mrow>
      </mrow>
      <mrow>
        <mi>F</mi>
        <mo stretchy="false">⋅</mo>
        <mn>230V</mn>
      </mrow>
    </mrow>
    <annotation encoding="StarMath 5.0">I =230V cdot 2 cdot %pi cdot 50Hz cdot 3 cdot 1.2 cdot 10^-4 F cdot 230V</annotation>
  </semantics>
</math>
</file>

<file path=Object 43/content.xml><?xml version="1.0" encoding="utf-8"?>
<math xmlns="http://www.w3.org/1998/Math/MathML">
  <semantics>
    <mrow>
      <mrow>
        <mi>I</mi>
        <mo stretchy="false">=</mo>
        <mn>2.8902</mn>
      </mrow>
      <mn>...</mn>
      <mrow>
        <mi>A</mi>
        <mo stretchy="false">≈</mo>
        <mn>2.9A</mn>
      </mrow>
    </mrow>
    <annotation encoding="StarMath 5.0">I = 2.8902...A approx 2.9A</annotation>
  </semantics>
</math>
</file>

<file path=Object 44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

<file path=Object 45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46/content.xml><?xml version="1.0" encoding="utf-8"?>
<math xmlns="http://www.w3.org/1998/Math/MathML">
  <semantics>
    <mrow>
      <mrow>
        <mi>R</mi>
        <mo stretchy="false">=</mo>
        <mn>10</mn>
      </mrow>
      <mo stretchy="false">Ω</mo>
    </mrow>
    <annotation encoding="StarMath 5.0">R = 10%OMEGA</annotation>
  </semantics>
</math>
</file>

<file path=Object 47/content.xml><?xml version="1.0" encoding="utf-8"?>
<math xmlns="http://www.w3.org/1998/Math/MathML">
  <semantics>
    <mrow>
      <mrow>
        <mi>L</mi>
        <mo stretchy="false">=</mo>
        <mn>0.12H</mn>
      </mrow>
    </mrow>
    <annotation encoding="StarMath 5.0">L = 0.12H</annotation>
  </semantics>
</math>
</file>

<file path=Object 48/content.xml><?xml version="1.0" encoding="utf-8"?>
<math xmlns="http://www.w3.org/1998/Math/MathML">
  <semantics>
    <mrow>
      <mrow>
        <mi>Z</mi>
        <mo stretchy="false">=</mo>
        <mi>?</mi>
      </mrow>
    </mrow>
    <annotation encoding="StarMath 5.0">Z = ?</annotation>
  </semantics>
</math>
</file>

<file path=Object 49/content.xml><?xml version="1.0" encoding="utf-8"?>
<math xmlns="http://www.w3.org/1998/Math/MathML">
  <semantics>
    <mrow>
      <mrow>
        <mi>Z</mi>
        <mo stretchy="false">=</mo>
        <msqrt>
          <mrow>
            <mo stretchy="false">(</mo>
            <mrow>
              <mrow>
                <msup>
                  <mi>R</mi>
                  <mn>2</mn>
                </msup>
                <mo stretchy="false">+</mo>
                <msup>
                  <mrow>
                    <mo stretchy="false">(</mo>
                    <mrow>
                      <mrow>
                        <msub>
                          <mi>X</mi>
                          <mi>L</mi>
                        </msub>
                        <mo stretchy="false">−</mo>
                        <msub>
                          <mi>X</mi>
                          <mi>C</mi>
                        </msub>
                      </mrow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</mrow>
    </mrow>
    <annotation encoding="StarMath 5.0">Z = sqrt(R^2 + (X_L-X_C)^2)</annotation>
  </semantics>
</math>
</file>

<file path=Object 5/content.xml><?xml version="1.0" encoding="utf-8"?>
<math xmlns="http://www.w3.org/1998/Math/MathML">
  <semantics>
    <mrow>
      <mrow>
        <mrow>
          <mrow>
            <mrow>
              <mrow>
                <mi>U</mi>
                <mo stretchy="false">⋅</mo>
                <mn>2</mn>
              </mrow>
              <mo stretchy="false">⋅</mo>
              <mo stretchy="false">π</mo>
            </mrow>
            <mo stretchy="false">⋅</mo>
            <mi>C</mi>
          </mrow>
          <mo stretchy="false">⋅</mo>
          <mi>f</mi>
        </mrow>
        <mo stretchy="false">=</mo>
        <mi>I</mi>
      </mrow>
    </mrow>
    <annotation encoding="StarMath 5.0">U cdot 2 cdot %pi cdot C cdot f = I</annotation>
  </semantics>
</math>
</file>

<file path=Object 50/content.xml><?xml version="1.0" encoding="utf-8"?>
<math xmlns="http://www.w3.org/1998/Math/MathML">
  <semantics>
    <mrow>
      <mrow>
        <mi>Z</mi>
        <mo stretchy="false">=</mo>
        <msqrt>
          <mrow>
            <mo stretchy="false">(</mo>
            <mrow>
              <mrow>
                <msup>
                  <mi>R</mi>
                  <mn>2</mn>
                </msup>
                <mo stretchy="false">+</mo>
                <msup>
                  <mrow>
                    <mo stretchy="false">(</mo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i>f</mi>
                        </mrow>
                        <mo stretchy="false">⋅</mo>
                        <mi>L</mi>
                      </mrow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</mrow>
    </mrow>
    <annotation encoding="StarMath 5.0">Z = sqrt(R^2 + ( 2 cdot %pi cdot f cdot L)^2)</annotation>
  </semantics>
</math>
</file>

<file path=Object 51/content.xml><?xml version="1.0" encoding="utf-8"?>
<math xmlns="http://www.w3.org/1998/Math/MathML">
  <semantics>
    <mrow>
      <mrow>
        <msub>
          <mi>X</mi>
          <mi>L</mi>
        </msub>
        <mo stretchy="false">=</mo>
        <mrow>
          <mrow>
            <mrow>
              <mn>2</mn>
              <mo stretchy="false">⋅</mo>
              <mo stretchy="false">π</mo>
            </mrow>
            <mo stretchy="false">⋅</mo>
            <mi>f</mi>
          </mrow>
          <mo stretchy="false">⋅</mo>
          <mi>L</mi>
        </mrow>
      </mrow>
    </mrow>
    <annotation encoding="StarMath 5.0">X_L = 2 cdot %pi cdot f cdot L</annotation>
  </semantics>
</math>
</file>

<file path=Object 52/content.xml><?xml version="1.0" encoding="utf-8"?>
<math xmlns="http://www.w3.org/1998/Math/MathML">
  <semantics>
    <mrow>
      <mrow>
        <mi>Z</mi>
        <mo stretchy="false">=</mo>
        <msqrt>
          <mrow>
            <mo stretchy="false">(</mo>
            <mrow>
              <mrow>
                <msup>
                  <mrow>
                    <mo stretchy="false">(</mo>
                    <mrow>
                      <mn>10</mn>
                      <mo stretchy="false">Ω</mo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row>
                          <mrow>
                            <mn>2</mn>
                            <mo stretchy="false">⋅</mo>
                            <mo stretchy="false">π</mo>
                          </mrow>
                          <mo stretchy="false">⋅</mo>
                          <mn>50Hz</mn>
                        </mrow>
                        <mo stretchy="false">⋅</mo>
                        <mn>0.12H</mn>
                      </mrow>
                    </mrow>
                    <mo stretchy="false">)</mo>
                  </mrow>
                  <mn>2</mn>
                </msup>
              </mrow>
            </mrow>
            <mo stretchy="false">)</mo>
          </mrow>
        </msqrt>
      </mrow>
    </mrow>
    <annotation encoding="StarMath 5.0">Z = sqrt((10%OMEGA)^2 + ( 2 cdot %pi cdot 50Hz cdot 0.12H)^2)</annotation>
  </semantics>
</math>
</file>

<file path=Object 53/content.xml><?xml version="1.0" encoding="utf-8"?>
<math xmlns="http://www.w3.org/1998/Math/MathML">
  <semantics>
    <mrow>
      <mrow>
        <mi>Z</mi>
        <mo stretchy="false">=</mo>
        <mn>39</mn>
      </mrow>
      <mo stretchy="false">Ω</mo>
    </mrow>
    <annotation encoding="StarMath 5.0">Z = 39%OMEGA</annotation>
  </semantics>
</math>
</file>

<file path=Object 54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R</mi>
          </mrow>
        </mfrac>
      </mrow>
    </mrow>
    <annotation encoding="StarMath 5.0">I = {U} over {R} </annotation>
  </semantics>
</math>
</file>

<file path=Object 55/content.xml><?xml version="1.0" encoding="utf-8"?>
<math xmlns="http://www.w3.org/1998/Math/MathML">
  <semantics>
    <mrow>
      <mrow>
        <mi>I</mi>
        <mo stretchy="false">=</mo>
        <mfrac>
          <mrow>
            <mi>U</mi>
          </mrow>
          <mrow>
            <mi>Z</mi>
          </mrow>
        </mfrac>
      </mrow>
    </mrow>
    <annotation encoding="StarMath 5.0">I = {U} over {Z} </annotation>
  </semantics>
</math>
</file>

<file path=Object 56/content.xml><?xml version="1.0" encoding="utf-8"?>
<math xmlns="http://www.w3.org/1998/Math/MathML">
  <semantics>
    <mrow>
      <mrow>
        <mi>I</mi>
        <mo stretchy="false">=</mo>
        <mfrac>
          <mrow>
            <mn>230V</mn>
          </mrow>
          <mrow>
            <mn>39</mn>
            <mo stretchy="false">Ω</mo>
          </mrow>
        </mfrac>
      </mrow>
    </mrow>
    <annotation encoding="StarMath 5.0">I = {230V} over {39%OMEGA} </annotation>
  </semantics>
</math>
</file>

<file path=Object 57/content.xml><?xml version="1.0" encoding="utf-8"?>
<math xmlns="http://www.w3.org/1998/Math/MathML">
  <semantics>
    <mrow>
      <mrow>
        <mi>I</mi>
        <mo stretchy="false">=</mo>
        <mn>5.8970</mn>
      </mrow>
      <mn>...</mn>
      <mrow>
        <mi>A</mi>
        <mo stretchy="false">≈</mo>
        <mn>5.9A</mn>
      </mrow>
    </mrow>
    <annotation encoding="StarMath 5.0">I = 5.8970...A approx 5.9A</annotation>
  </semantics>
</math>
</file>

<file path=Object 58/content.xml><?xml version="1.0" encoding="utf-8"?>
<math xmlns="http://www.w3.org/1998/Math/MathML">
  <semantics>
    <mrow>
      <mi>tan</mi>
      <mrow>
        <mo stretchy="false">δ</mo>
        <mo stretchy="false">=</mo>
        <mfrac>
          <mrow>
            <mrow>
              <msub>
                <mi>X</mi>
                <mi>L</mi>
              </msub>
              <mo stretchy="false">−</mo>
              <msub>
                <mi>X</mi>
                <mi>C</mi>
              </msub>
            </mrow>
          </mrow>
          <mrow>
            <mi>R</mi>
          </mrow>
        </mfrac>
      </mrow>
    </mrow>
    <annotation encoding="StarMath 5.0">tan %delta = {X_L - X_C} over {R} </annotation>
  </semantics>
</math>
</file>

<file path=Object 59/content.xml><?xml version="1.0" encoding="utf-8"?>
<math xmlns="http://www.w3.org/1998/Math/MathML">
  <semantics>
    <mrow>
      <mrow>
        <mo stretchy="false">δ</mo>
        <mo stretchy="false">=</mo>
        <msup>
          <mi>tan</mi>
          <mrow>
            <mo stretchy="false">−</mo>
            <mn>1</mn>
          </mrow>
        </msup>
      </mrow>
      <mrow>
        <mo stretchy="false">(</mo>
        <mrow>
          <mfrac>
            <mrow>
              <mrow>
                <msub>
                  <mi>X</mi>
                  <mi>L</mi>
                </msub>
                <mo stretchy="false">−</mo>
                <msub>
                  <mi>X</mi>
                  <mi>C</mi>
                </msub>
              </mrow>
            </mrow>
            <mrow>
              <mi>R</mi>
            </mrow>
          </mfrac>
        </mrow>
        <mo stretchy="false">)</mo>
      </mrow>
    </mrow>
    <annotation encoding="StarMath 5.0">%delta = tan^-1({X_L - X_C} over {R})</annotation>
  </semantics>
</math>
</file>

<file path=Object 6/content.xml><?xml version="1.0" encoding="utf-8"?>
<math xmlns="http://www.w3.org/1998/Math/MathML">
  <semantics>
    <mrow>
      <mrow>
        <mfrac>
          <mrow>
            <mi>U</mi>
          </mrow>
          <mrow>
            <msub>
              <mi>X</mi>
              <mi>C</mi>
            </msub>
          </mrow>
        </mfrac>
        <mo stretchy="false">=</mo>
        <mi>I</mi>
      </mrow>
    </mrow>
    <annotation encoding="StarMath 5.0">{U} over {X_C} = I</annotation>
  </semantics>
</math>
</file>

<file path=Object 60/content.xml><?xml version="1.0" encoding="utf-8"?>
<math xmlns="http://www.w3.org/1998/Math/MathML">
  <semantics>
    <mrow>
      <mrow>
        <mo stretchy="false">δ</mo>
        <mo stretchy="false">=</mo>
        <msup>
          <mi>tan</mi>
          <mrow>
            <mo stretchy="false">−</mo>
            <mn>1</mn>
          </mrow>
        </msup>
      </mrow>
      <mrow>
        <mo stretchy="false">(</mo>
        <mrow>
          <mfrac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i>f</mi>
                </mrow>
                <mo stretchy="false">⋅</mo>
                <mi>L</mi>
              </mrow>
            </mrow>
            <mrow>
              <mi>R</mi>
            </mrow>
          </mfrac>
        </mrow>
        <mo stretchy="false">)</mo>
      </mrow>
    </mrow>
    <annotation encoding="StarMath 5.0">%delta = tan^-1({2 cdot %pi cdot f cdot L} over {R})</annotation>
  </semantics>
</math>
</file>

<file path=Object 61/content.xml><?xml version="1.0" encoding="utf-8"?>
<math xmlns="http://www.w3.org/1998/Math/MathML">
  <semantics>
    <mrow>
      <mrow>
        <mo stretchy="false">δ</mo>
        <mo stretchy="false">=</mo>
        <msup>
          <mi>tan</mi>
          <mrow>
            <mo stretchy="false">−</mo>
            <mn>1</mn>
          </mrow>
        </msup>
      </mrow>
      <mrow>
        <mo stretchy="false">(</mo>
        <mrow>
          <mfrac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n>50</mn>
                </mrow>
                <mo stretchy="false">⋅</mo>
                <mn>0.12H</mn>
              </mrow>
            </mrow>
            <mrow>
              <mn>10</mn>
              <mo stretchy="false">Ω</mo>
            </mrow>
          </mfrac>
        </mrow>
        <mo stretchy="false">)</mo>
      </mrow>
    </mrow>
    <annotation encoding="StarMath 5.0">%delta = tan^-1({2 cdot %pi cdot 50 cdot 0.12H} over {10%OMEGA})</annotation>
  </semantics>
</math>
</file>

<file path=Object 62/content.xml><?xml version="1.0" encoding="utf-8"?>
<math xmlns="http://www.w3.org/1998/Math/MathML">
  <semantics>
    <mrow>
      <mrow>
        <mo stretchy="false">δ</mo>
        <mo stretchy="false">=</mo>
        <msup>
          <mn>75.143</mn>
          <mi>O</mi>
        </msup>
      </mrow>
      <mrow>
        <mn>...</mn>
        <mo stretchy="false">≈</mo>
        <msup>
          <mn>75</mn>
          <mi>O</mi>
        </msup>
      </mrow>
    </mrow>
    <annotation encoding="StarMath 5.0">%delta = 75.143^O ... approx 75^O</annotation>
  </semantics>
</math>
</file>

<file path=Object 63/content.xml><?xml version="1.0" encoding="utf-8"?>
<math xmlns="http://www.w3.org/1998/Math/MathML">
  <semantics>
    <mrow>
      <mi>cos</mi>
      <mrow>
        <mrow>
          <mo stretchy="false">(</mo>
          <mrow>
            <msup>
              <mn>75.143</mn>
              <mi>O</mi>
            </msup>
          </mrow>
          <mo stretchy="false">)</mo>
        </mrow>
        <mo stretchy="false">=</mo>
        <mn>0.2563</mn>
      </mrow>
      <mrow>
        <mn>...</mn>
        <mo stretchy="false">≈</mo>
        <mn>0.26</mn>
      </mrow>
    </mrow>
    <annotation encoding="StarMath 5.0">cos (75.143^O) = 0.2563... approx 0.26</annotation>
  </semantics>
</math>
</file>

<file path=Object 64/content.xml><?xml version="1.0" encoding="utf-8"?>
<math xmlns="http://www.w3.org/1998/Math/MathML">
  <semantics>
    <mrow>
      <mi>cos</mi>
      <mo stretchy="false">δ</mo>
    </mrow>
    <annotation encoding="StarMath 5.0">cos %delta</annotation>
  </semantics>
</math>
</file>

<file path=Object 65/content.xml><?xml version="1.0" encoding="utf-8"?>
<math xmlns="http://www.w3.org/1998/Math/MathML">
  <semantics>
    <mrow>
      <mrow>
        <msub>
          <mi>U</mi>
          <mi>R</mi>
        </msub>
        <mo stretchy="false">=</mo>
        <mn>5.8970</mn>
      </mrow>
      <mn>...</mn>
      <mrow>
        <mi>A</mi>
        <mo stretchy="false">⋅</mo>
        <mn>10</mn>
      </mrow>
      <mo stretchy="false">Ω</mo>
    </mrow>
    <annotation encoding="StarMath 5.0">U_R =  5.8970...A cdot 10%OMEGA</annotation>
  </semantics>
</math>
</file>

<file path=Object 66/content.xml><?xml version="1.0" encoding="utf-8"?>
<math xmlns="http://www.w3.org/1998/Math/MathML">
  <semantics>
    <mrow>
      <mrow>
        <msub>
          <mi>U</mi>
          <mi>R</mi>
        </msub>
        <mo stretchy="false">=</mo>
        <mn>58.97</mn>
      </mrow>
      <mn>...</mn>
      <mrow>
        <mi>V</mi>
        <mo stretchy="false">≈</mo>
        <mn>59V</mn>
      </mrow>
    </mrow>
    <annotation encoding="StarMath 5.0">U_R = 58.97...V approx 59V</annotation>
  </semantics>
</math>
</file>

<file path=Object 67/content.xml><?xml version="1.0" encoding="utf-8"?>
<math xmlns="http://www.w3.org/1998/Math/MathML">
  <semantics>
    <mrow>
      <mrow>
        <msub>
          <mi>U</mi>
          <mi>L</mi>
        </msub>
        <mo stretchy="false">=</mo>
        <mrow>
          <mi>I</mi>
          <mo stretchy="false">⋅</mo>
          <msub>
            <mi>X</mi>
            <mi>L</mi>
          </msub>
        </mrow>
      </mrow>
    </mrow>
    <annotation encoding="StarMath 5.0">U_L = I cdot X_L</annotation>
  </semantics>
</math>
</file>

<file path=Object 68/content.xml><?xml version="1.0" encoding="utf-8"?>
<math xmlns="http://www.w3.org/1998/Math/MathML">
  <semantics>
    <mrow>
      <mrow>
        <msub>
          <mi>U</mi>
          <mi>L</mi>
        </msub>
        <mo stretchy="false">=</mo>
        <mn>5.897</mn>
      </mrow>
      <mn>...</mn>
      <mrow>
        <mrow>
          <mrow>
            <mrow>
              <mi>A</mi>
              <mo stretchy="false">⋅</mo>
              <mn>2</mn>
            </mrow>
            <mo stretchy="false">⋅</mo>
            <mo stretchy="false">π</mo>
          </mrow>
          <mo stretchy="false">⋅</mo>
          <mn>50Hz</mn>
        </mrow>
        <mo stretchy="false">⋅</mo>
        <mn>0.12H</mn>
      </mrow>
    </mrow>
    <annotation encoding="StarMath 5.0">U_L = 5.897...A cdot 2 cdot %pi cdot 50Hz cdot 0.12H</annotation>
  </semantics>
</math>
</file>

<file path=Object 69/content.xml><?xml version="1.0" encoding="utf-8"?>
<math xmlns="http://www.w3.org/1998/Math/MathML">
  <semantics>
    <mrow>
      <mrow>
        <msub>
          <mi>U</mi>
          <mi>L</mi>
        </msub>
        <mo stretchy="false">=</mo>
        <mn>222.311</mn>
      </mrow>
      <mn>...</mn>
      <mrow>
        <mi>V</mi>
        <mo stretchy="false">≈</mo>
        <mn>222.3V</mn>
      </mrow>
    </mrow>
    <annotation encoding="StarMath 5.0">U_L = 222.311...V approx 222.3V</annotation>
  </semantics>
</math>
</file>

<file path=Object 7/content.xml><?xml version="1.0" encoding="utf-8"?>
<math xmlns="http://www.w3.org/1998/Math/MathML">
  <semantics>
    <mrow>
      <mrow>
        <mi>C</mi>
        <mo stretchy="false">=</mo>
        <mfrac>
          <mrow>
            <mi>I</mi>
          </mrow>
          <mrow>
            <mrow>
              <mrow>
                <mrow>
                  <mi>U</mi>
                  <mo stretchy="false">⋅</mo>
                  <mi>f</mi>
                </mrow>
                <mo stretchy="false">⋅</mo>
                <mn>2</mn>
              </mrow>
              <mo stretchy="false">⋅</mo>
              <mo stretchy="false">π</mo>
            </mrow>
          </mrow>
        </mfrac>
      </mrow>
    </mrow>
    <annotation encoding="StarMath 5.0">C = {I} over {U cdot f cdot 2 cdot %pi} </annotation>
  </semantics>
</math>
</file>

<file path=Object 70/content.xml><?xml version="1.0" encoding="utf-8"?>
<math xmlns="http://www.w3.org/1998/Math/MathML">
  <semantics>
    <mrow>
      <mrow>
        <mi>P</mi>
        <mo stretchy="false">=</mo>
        <mrow>
          <mfrac>
            <mrow>
              <msubsup>
                <mi>U</mi>
                <mi>R</mi>
                <mn>2</mn>
              </msubsup>
            </mrow>
            <mrow>
              <mi>R</mi>
            </mrow>
          </mfrac>
          <mo stretchy="false">+</mo>
          <mfrac>
            <mrow>
              <msubsup>
                <mi>U</mi>
                <mi>L</mi>
                <mn>2</mn>
              </msubsup>
            </mrow>
            <mrow>
              <msub>
                <mi>X</mi>
                <mi>L</mi>
              </msub>
            </mrow>
          </mfrac>
        </mrow>
      </mrow>
    </mrow>
    <annotation encoding="StarMath 5.0">P = {U_R^2} over {R} + {U_L^2} over {X_L}</annotation>
  </semantics>
</math>
</file>

<file path=Object 71/content.xml><?xml version="1.0" encoding="utf-8"?>
<math xmlns="http://www.w3.org/1998/Math/MathML">
  <semantics>
    <mrow>
      <mrow>
        <mi>P</mi>
        <mo stretchy="false">=</mo>
        <mrow>
          <mfrac>
            <msup>
              <mrow>
                <mrow>
                  <mo stretchy="false">(</mo>
                  <mrow>
                    <mn>58.97</mn>
                    <mn>...</mn>
                    <mi>V</mi>
                  </mrow>
                  <mo stretchy="false">)</mo>
                </mrow>
              </mrow>
              <mn>2</mn>
            </msup>
            <mrow>
              <mn>10</mn>
              <mo stretchy="false">Ω</mo>
            </mrow>
          </mfrac>
          <mo stretchy="false">+</mo>
          <mfrac>
            <msup>
              <mrow>
                <mrow>
                  <mo stretchy="false">(</mo>
                  <mrow>
                    <mn>222.311V</mn>
                  </mrow>
                  <mo stretchy="false">)</mo>
                </mrow>
              </mrow>
              <mn>2</mn>
            </msup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n>50Hz</mn>
                </mrow>
                <mo stretchy="false">⋅</mo>
                <mn>0.12H</mn>
              </mrow>
            </mrow>
          </mfrac>
        </mrow>
      </mrow>
    </mrow>
    <annotation encoding="StarMath 5.0">P = {(58.97...V)}^2 over {10%OMEGA} + {(222.311V)}^2 over {2 cdot %pi cdot 50Hz cdot 0.12H}</annotation>
  </semantics>
</math>
</file>

<file path=Object 72/content.xml><?xml version="1.0" encoding="utf-8"?>
<math xmlns="http://www.w3.org/1998/Math/MathML">
  <semantics>
    <mrow>
      <mrow>
        <mi>P</mi>
        <mo stretchy="false">=</mo>
        <mrow>
          <mfrac>
            <msup>
              <mrow>
                <mrow>
                  <mo stretchy="false">(</mo>
                  <mrow>
                    <mn>58.97</mn>
                    <mn>...</mn>
                    <mi>V</mi>
                  </mrow>
                  <mo stretchy="false">)</mo>
                </mrow>
              </mrow>
              <mn>2</mn>
            </msup>
            <mrow>
              <mn>10</mn>
              <mo stretchy="false">Ω</mo>
            </mrow>
          </mfrac>
          <mo stretchy="false">+</mo>
          <mfrac>
            <msup>
              <mrow>
                <mrow>
                  <mo stretchy="false">(</mo>
                  <mrow>
                    <mn>222.311V</mn>
                  </mrow>
                  <mo stretchy="false">)</mo>
                </mrow>
              </mrow>
              <mn>2</mn>
            </msup>
            <mrow>
              <mrow>
                <mrow>
                  <mrow>
                    <mn>2</mn>
                    <mo stretchy="false">⋅</mo>
                    <mo stretchy="false">π</mo>
                  </mrow>
                  <mo stretchy="false">⋅</mo>
                  <mn>50Hz</mn>
                </mrow>
                <mo stretchy="false">⋅</mo>
                <mn>0.12H</mn>
              </mrow>
            </mrow>
          </mfrac>
        </mrow>
      </mrow>
    </mrow>
    <annotation encoding="StarMath 5.0">P = {(58.97...V)}^2 over {10%OMEGA} + {(222.311V)}^2 over {2 cdot %pi cdot 50Hz cdot 0.12H}</annotation>
  </semantics>
</math>
</file>

<file path=Object 73/content.xml><?xml version="1.0" encoding="utf-8"?>
<math xmlns="http://www.w3.org/1998/Math/MathML">
  <semantics>
    <mrow>
      <mrow>
        <mi>P</mi>
        <mo stretchy="false">=</mo>
        <mn>348.1</mn>
      </mrow>
      <mn>...</mn>
      <mrow>
        <mi>W</mi>
        <mo stretchy="false">+</mo>
        <mn>1310.964</mn>
      </mrow>
      <mn>...</mn>
      <mi mathvariant="italic">Var</mi>
    </mrow>
    <annotation encoding="StarMath 5.0">P = 348.1...W + 1310.964...Var</annotation>
  </semantics>
</math>
</file>

<file path=Object 74/content.xml><?xml version="1.0" encoding="utf-8"?>
<math xmlns="http://www.w3.org/1998/Math/MathML">
  <semantics>
    <mrow>
      <mrow>
        <mi>R</mi>
        <mo stretchy="false">=</mo>
        <mn>25</mn>
      </mrow>
      <mo stretchy="false">Ω</mo>
    </mrow>
    <annotation encoding="StarMath 5.0">R = 25%OMEGA</annotation>
  </semantics>
</math>
</file>

<file path=Object 75/content.xml><?xml version="1.0" encoding="utf-8"?>
<math xmlns="http://www.w3.org/1998/Math/MathML">
  <semantics>
    <mrow>
      <mrow>
        <mi>C</mi>
        <mo stretchy="false">=</mo>
        <mn>150</mn>
      </mrow>
      <mo stretchy="false">μ</mo>
      <mrow>
        <mi>F</mi>
        <mo stretchy="false">=</mo>
        <mrow>
          <mn>150</mn>
          <mo stretchy="false">⋅</mo>
          <msup>
            <mn>10</mn>
            <mrow>
              <mo stretchy="false">−</mo>
              <mn>6</mn>
            </mrow>
          </msup>
        </mrow>
      </mrow>
      <mi>F</mi>
    </mrow>
    <annotation encoding="StarMath 5.0">C = 150%mu F = 150 cdot 10^-6 F</annotation>
  </semantics>
</math>
</file>

<file path=Object 76/content.xml><?xml version="1.0" encoding="utf-8"?>
<math xmlns="http://www.w3.org/1998/Math/MathML">
  <semantics>
    <mrow>
      <mrow>
        <mi>I</mi>
        <mo stretchy="false">=</mo>
        <mn>6A</mn>
      </mrow>
    </mrow>
    <annotation encoding="StarMath 5.0">I = 6A</annotation>
  </semantics>
</math>
</file>

<file path=Object 77/content.xml><?xml version="1.0" encoding="utf-8"?>
<math xmlns="http://www.w3.org/1998/Math/MathML">
  <semantics>
    <mrow>
      <mrow>
        <mi>f</mi>
        <mo stretchy="false">=</mo>
        <mn>50Hz</mn>
      </mrow>
    </mrow>
    <annotation encoding="StarMath 5.0">f = 50Hz</annotation>
  </semantics>
</math>
</file>

<file path=Object 78/content.xml><?xml version="1.0" encoding="utf-8"?>
<math xmlns="http://www.w3.org/1998/Math/MathML">
  <semantics>
    <mrow>
      <mrow>
        <mi>Z</mi>
        <mo stretchy="false">=</mo>
        <msqrt>
          <mrow>
            <mrow>
              <msup>
                <mi>R</mi>
                <mn>2</mn>
              </msup>
              <mo stretchy="false">+</mo>
              <msup>
                <mrow>
                  <mo stretchy="false">(</mo>
                  <mrow>
                    <mrow>
                      <mn>1</mn>
                      <mo stretchy="false">/</mo>
                      <mrow>
                        <mo stretchy="false">(</mo>
                        <mrow>
                          <mrow>
                            <mrow>
                              <mrow>
                                <mrow>
                                  <mn>2</mn>
                                  <mo stretchy="false">⋅</mo>
                                  <mo stretchy="false">π</mo>
                                </mrow>
                                <mo stretchy="false">⋅</mo>
                                <mn>50Hz</mn>
                              </mrow>
                              <mo stretchy="false">⋅</mo>
                              <mn>150</mn>
                            </mrow>
                            <mo stretchy="false">⋅</mo>
                            <msup>
                              <mn>10</mn>
                              <mrow>
                                <mo stretchy="false">−</mo>
                                <mn>6</mn>
                              </mrow>
                            </msup>
                          </mrow>
                          <mi>F</mi>
                        </mrow>
                        <mo stretchy="false">)</mo>
                      </mrow>
                    </mrow>
                  </mrow>
                  <mo stretchy="false">)</mo>
                </mrow>
                <mn>2</mn>
              </msup>
            </mrow>
          </mrow>
        </msqrt>
      </mrow>
    </mrow>
    <annotation encoding="StarMath 5.0">Z = sqrt{R^2 + (1/(2 cdot %pi cdot 50Hz cdot 150 cdot 10^-6 F))^2}</annotation>
  </semantics>
</math>
</file>

<file path=Object 79/content.xml><?xml version="1.0" encoding="utf-8"?>
<math xmlns="http://www.w3.org/1998/Math/MathML">
  <semantics>
    <mrow>
      <mrow>
        <mi>Z</mi>
        <mo stretchy="false">=</mo>
        <mn>32.7920168904525</mn>
      </mrow>
      <mo stretchy="false">Ω</mo>
    </mrow>
    <annotation encoding="StarMath 5.0">Z = 32.7920168904525%OMEGA</annotation>
  </semantics>
</math>
</file>

<file path=Object 8/content.xml><?xml version="1.0" encoding="utf-8"?>
<math xmlns="http://www.w3.org/1998/Math/MathML">
  <semantics>
    <mrow>
      <mrow>
        <msub>
          <mi>U</mi>
          <mi>R</mi>
        </msub>
        <mo stretchy="false">=</mo>
        <mrow>
          <mi>I</mi>
          <mo stretchy="false">⋅</mo>
          <mi>R</mi>
        </mrow>
      </mrow>
    </mrow>
    <annotation encoding="StarMath 5.0">U_R = I cdot R</annotation>
  </semantics>
</math>
</file>

<file path=Object 80/content.xml><?xml version="1.0" encoding="utf-8"?>
<math xmlns="http://www.w3.org/1998/Math/MathML">
  <semantics>
    <mrow>
      <mrow>
        <mi>U</mi>
        <mo stretchy="false">=</mo>
        <mrow>
          <mi>I</mi>
          <mo stretchy="false">⋅</mo>
          <mi>Z</mi>
        </mrow>
      </mrow>
    </mrow>
    <annotation encoding="StarMath 5.0">U = I cdot Z</annotation>
  </semantics>
</math>
</file>

<file path=Object 81/content.xml><?xml version="1.0" encoding="utf-8"?>
<math xmlns="http://www.w3.org/1998/Math/MathML">
  <semantics>
    <mrow>
      <mrow>
        <mi>U</mi>
        <mo stretchy="false">=</mo>
        <mrow>
          <mn>6A</mn>
          <mo stretchy="false">⋅</mo>
          <mn>32.792</mn>
        </mrow>
      </mrow>
      <mn>...</mn>
      <mo stretchy="false">Ω</mo>
    </mrow>
    <annotation encoding="StarMath 5.0">U = 6A cdot 32.792...%OMEGA</annotation>
  </semantics>
</math>
</file>

<file path=Object 82/content.xml><?xml version="1.0" encoding="utf-8"?>
<math xmlns="http://www.w3.org/1998/Math/MathML">
  <semantics>
    <mrow>
      <mrow>
        <mi>U</mi>
        <mo stretchy="false">=</mo>
        <mn>196.7521</mn>
      </mrow>
      <mn>...</mn>
      <mrow>
        <mi>V</mi>
        <mo stretchy="false">≈</mo>
        <mn>196.8V</mn>
      </mrow>
    </mrow>
    <annotation encoding="StarMath 5.0">U = 196.7521...V approx 196.8V</annotation>
  </semantics>
</math>
</file>

<file path=Object 83/content.xml><?xml version="1.0" encoding="utf-8"?>
<math xmlns="http://www.w3.org/1998/Math/MathML">
  <semantics>
    <mrow>
      <mrow>
        <mi>U</mi>
        <mo stretchy="false">=</mo>
        <mrow>
          <mi>I</mi>
          <mo stretchy="false">⋅</mo>
          <mi>Z</mi>
        </mrow>
      </mrow>
    </mrow>
    <annotation encoding="StarMath 5.0">U = I cdot Z</annotation>
  </semantics>
</math>
</file>

<file path=Object 84/content.xml><?xml version="1.0" encoding="utf-8"?>
<math xmlns="http://www.w3.org/1998/Math/MathML">
  <semantics>
    <mrow>
      <mrow>
        <msub>
          <mi>U</mi>
          <mi>R</mi>
        </msub>
        <mo stretchy="false">=</mo>
        <mrow>
          <mn>6A</mn>
          <mo stretchy="false">+</mo>
          <mn>25</mn>
        </mrow>
      </mrow>
      <mo stretchy="false">Ω</mo>
    </mrow>
    <annotation encoding="StarMath 5.0">U_R = 6A + 25%OMEGA</annotation>
  </semantics>
</math>
</file>

<file path=Object 85/content.xml><?xml version="1.0" encoding="utf-8"?>
<math xmlns="http://www.w3.org/1998/Math/MathML">
  <semantics>
    <mrow>
      <mrow>
        <msub>
          <mi>U</mi>
          <mi>R</mi>
        </msub>
        <mo stretchy="false">=</mo>
        <mn>150V</mn>
      </mrow>
    </mrow>
    <annotation encoding="StarMath 5.0">U_R = 150V</annotation>
  </semantics>
</math>
</file>

<file path=Object 86/content.xml><?xml version="1.0" encoding="utf-8"?>
<math xmlns="http://www.w3.org/1998/Math/MathML">
  <semantics>
    <mrow>
      <mrow>
        <msub>
          <mi>U</mi>
          <mi>C</mi>
        </msub>
        <mo stretchy="false">=</mo>
        <mn>127.3</mn>
      </mrow>
      <mn>...</mn>
      <mi>V</mi>
    </mrow>
    <annotation encoding="StarMath 5.0">U_C = 127.3...V</annotation>
  </semantics>
</math>
</file>

<file path=Object 87/content.xml><?xml version="1.0" encoding="utf-8"?>
<math xmlns="http://www.w3.org/1998/Math/MathML">
  <semantics>
    <mrow>
      <mrow>
        <msub>
          <mi>U</mi>
          <mi>C</mi>
        </msub>
        <mo stretchy="false">=</mo>
        <mrow>
          <mrow>
            <mn>6A</mn>
            <mo stretchy="false">⋅</mo>
            <mn>1</mn>
          </mrow>
          <mo stretchy="false">/</mo>
          <mrow>
            <mo stretchy="false">(</mo>
            <mrow>
              <mrow>
                <mrow>
                  <mrow>
                    <mrow>
                      <mn>2</mn>
                      <mo stretchy="false">⋅</mo>
                      <mo stretchy="false">π</mo>
                    </mrow>
                    <mo stretchy="false">⋅</mo>
                    <mn>50Hz</mn>
                  </mrow>
                  <mo stretchy="false">⋅</mo>
                  <mn>150</mn>
                </mrow>
                <mo stretchy="false">⋅</mo>
                <msup>
                  <mn>10</mn>
                  <mrow>
                    <mo stretchy="false">−</mo>
                    <mn>6</mn>
                  </mrow>
                </msup>
              </mrow>
              <mi>F</mi>
            </mrow>
            <mo stretchy="false">)</mo>
          </mrow>
        </mrow>
      </mrow>
    </mrow>
    <annotation encoding="StarMath 5.0">U_C = 6A cdot 1/(2 cdot %pi cdot 50Hz cdot 150 cdot 10^-6 F)</annotation>
  </semantics>
</math>
</file>

<file path=Object 88/content.xml><?xml version="1.0" encoding="utf-8"?>
<math xmlns="http://www.w3.org/1998/Math/MathML">
  <semantics>
    <mrow>
      <mi>cos</mi>
      <mrow>
        <mo stretchy="false">ϕ</mo>
        <mo stretchy="false">=</mo>
        <mfrac>
          <mrow>
            <mi>R</mi>
          </mrow>
          <mrow>
            <mi>Z</mi>
          </mrow>
        </mfrac>
      </mrow>
    </mrow>
    <annotation encoding="StarMath 5.0">cos %phi = {R} over {Z} </annotation>
  </semantics>
</math>
</file>

<file path=Object 89/content.xml><?xml version="1.0" encoding="utf-8"?>
<math xmlns="http://www.w3.org/1998/Math/MathML">
  <semantics>
    <mrow>
      <mrow>
        <mi>P</mi>
        <mo stretchy="false">=</mo>
        <mrow>
          <mi>Z</mi>
          <mo stretchy="false">⋅</mo>
          <msup>
            <mi>I</mi>
            <mn>2</mn>
          </msup>
        </mrow>
      </mrow>
    </mrow>
    <annotation encoding="StarMath 5.0">P = Z cdot I^2</annotation>
  </semantics>
</math>
</file>

<file path=Object 9/content.xml><?xml version="1.0" encoding="utf-8"?>
<math xmlns="http://www.w3.org/1998/Math/MathML">
  <semantics>
    <mrow>
      <mrow>
        <mrow>
          <mi>C</mi>
          <mo stretchy="false">=</mo>
          <mfrac>
            <mrow>
              <mn>8A</mn>
            </mrow>
            <mrow>
              <mrow>
                <mrow>
                  <mrow>
                    <mn>220V</mn>
                    <mo stretchy="false">⋅</mo>
                    <mn>50Hz</mn>
                  </mrow>
                  <mo stretchy="false">⋅</mo>
                  <mn>2</mn>
                </mrow>
                <mo stretchy="false">⋅</mo>
                <mo stretchy="false">π</mo>
              </mrow>
            </mrow>
          </mfrac>
        </mrow>
        <mo stretchy="false">=</mo>
        <mn>0.000115749049</mn>
      </mrow>
      <mn>...</mn>
      <mrow>
        <mi>F</mi>
        <mo stretchy="false">≈</mo>
        <mn>116</mn>
      </mrow>
      <mo stretchy="false">μ</mo>
      <mi>F</mi>
    </mrow>
    <annotation encoding="StarMath 5.0">C = {8A} over {220V cdot 50Hz cdot 2 cdot %pi} = 0.000115749049... F approx 116 %mu F</annotation>
  </semantics>
</math>
</file>

<file path=Object 90/content.xml><?xml version="1.0" encoding="utf-8"?>
<math xmlns="http://www.w3.org/1998/Math/MathML">
  <semantics>
    <mrow>
      <mi>cos</mi>
      <mrow>
        <mo stretchy="false">ϕ</mo>
        <mo stretchy="false">=</mo>
        <mn>0.7623</mn>
      </mrow>
      <mrow>
        <mn>...</mn>
        <mo stretchy="false">≈</mo>
        <mn>0.76</mn>
      </mrow>
    </mrow>
    <annotation encoding="StarMath 5.0">cos %phi = 0.7623... approx 0.76</annotation>
  </semantics>
</math>
</file>

<file path=Object 91/content.xml><?xml version="1.0" encoding="utf-8"?>
<math xmlns="http://www.w3.org/1998/Math/MathML">
  <semantics>
    <mrow>
      <mrow>
        <msub>
          <mi>P</mi>
          <mi>R</mi>
        </msub>
        <mo stretchy="false">=</mo>
        <mn>25</mn>
      </mrow>
      <mrow>
        <mo stretchy="false">Ω</mo>
        <mo stretchy="false">⋅</mo>
        <msup>
          <mrow>
            <mo stretchy="false">(</mo>
            <mrow>
              <mn>6A</mn>
            </mrow>
            <mo stretchy="false">)</mo>
          </mrow>
          <mn>2</mn>
        </msup>
      </mrow>
    </mrow>
    <annotation encoding="StarMath 5.0">P_R = 25%OMEGA cdot (6A)^2</annotation>
  </semantics>
</math>
</file>

<file path=Object 92/content.xml><?xml version="1.0" encoding="utf-8"?>
<math xmlns="http://www.w3.org/1998/Math/MathML">
  <semantics>
    <mrow>
      <mrow>
        <msub>
          <mi>P</mi>
          <mi>C</mi>
        </msub>
        <mo stretchy="false">=</mo>
        <mrow>
          <msup>
            <mrow>
              <mo stretchy="false">(</mo>
              <mrow>
                <mn>6A</mn>
              </mrow>
              <mo stretchy="false">)</mo>
            </mrow>
            <mn>2</mn>
          </msup>
          <mo stretchy="false">/</mo>
          <mrow>
            <mo stretchy="false">(</mo>
            <mrow>
              <mrow>
                <mrow>
                  <mrow>
                    <mrow>
                      <mn>2</mn>
                      <mo stretchy="false">⋅</mo>
                      <mo stretchy="false">π</mo>
                    </mrow>
                    <mo stretchy="false">⋅</mo>
                    <mi>f</mi>
                  </mrow>
                  <mo stretchy="false">⋅</mo>
                  <mn>150</mn>
                </mrow>
                <mo stretchy="false">⋅</mo>
                <msup>
                  <mn>10</mn>
                  <mrow>
                    <mo stretchy="false">−</mo>
                    <mn>6</mn>
                  </mrow>
                </msup>
              </mrow>
              <mi>F</mi>
            </mrow>
            <mo stretchy="false">)</mo>
          </mrow>
        </mrow>
      </mrow>
    </mrow>
    <annotation encoding="StarMath 5.0">P_C = (6A)^2/(2 cdot %pi cdot f cdot 150 cdot 10^-6 F)</annotation>
  </semantics>
</math>
</file>

<file path=Object 93/content.xml><?xml version="1.0" encoding="utf-8"?>
<math xmlns="http://www.w3.org/1998/Math/MathML">
  <semantics>
    <mrow>
      <mrow>
        <msub>
          <mi>P</mi>
          <mi>C</mi>
        </msub>
        <mo stretchy="false">=</mo>
        <mn>763.943726</mn>
      </mrow>
      <mrow>
        <mi mathvariant="italic">Var</mi>
        <mo stretchy="false">≈</mo>
        <mn>763.9Var</mn>
      </mrow>
    </mrow>
    <annotation encoding="StarMath 5.0">P_C = 763.943726 Var approx 763.9Var</annotation>
  </semantics>
</math>
</file>

<file path=Object 94/content.xml><?xml version="1.0" encoding="utf-8"?>
<math xmlns="http://www.w3.org/1998/Math/MathML">
  <semantics>
    <mrow>
      <mrow>
        <msub>
          <mi>P</mi>
          <mi>R</mi>
        </msub>
        <mo stretchy="false">=</mo>
        <mn>900W</mn>
      </mrow>
    </mrow>
    <annotation encoding="StarMath 5.0">P_R = 900W</annotation>
  </semantics>
</math>
</file>